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19_21-15-19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float" office:value="0">
            <text:p>0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19_23-29-11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float" office:value="0">
            <text:p>0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6-20_02-33-22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float" office:value="0">
            <text:p>0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20_02-33-38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float" office:value="0">
            <text:p>0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6-20_07-49-09_000.jpg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float" office:value="0">
            <text:p>0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20_07-59-51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20_12-37-33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20_13-42-26_000.jpg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20_16-42-14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6-20_16-54-46_000.jpg</text:p>
          </table:table-cell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6-20_16-54-56_000.jpg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6-20_16-55-17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3-06-20_16-55-32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6-20_17-26-01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0">2023/06/20</text:date>, <text:time>17:35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0T17:35:07.61</dc:date>
    <dc:creator>iwabuchi ken</dc:creator>
    <meta:editing-duration>P57DT7H6M5S</meta:editing-duration>
    <meta:editing-cycles>18854</meta:editing-cycles>
    <meta:document-statistic meta:table-count="2" meta:cell-count="922" meta:object-count="0"/>
    <meta:user-defined meta:name="qrichtext">1</meta:user-defined>
  </office:meta>
</office:document-meta>
</file>